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digitalocean.com/community/tutorials/how-to-install-docker-compose-on-debian-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09:12:02.089246759</meta:creation-date>
    <dc:date>2022-03-21T09:12:14.859302761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91" meta:non-whitespace-character-count="91"/>
    <meta:generator>LibreOffice/6.4.7.2$Linux_X86_64 LibreOffice_project/40$Build-2</meta:generator>
  </office:meta>
</office:document-meta>
</file>